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o_20_be_20_removed" style:list-style-name="L1"/>
    <style:style style:name="P2" style:family="paragraph" style:parent-style-name="To_20_be_20_removed" style:list-style-name="L1"/>
    <style:style style:name="P3" style:family="paragraph" style:parent-style-name="To_20_be_20_removed" style:list-style-name="L1"/>
    <style:style style:name="P4" style:family="paragraph" style:parent-style-name="To_20_be_20_removed" style:list-style-name="L1"/>
    <style:style style:name="P5" style:family="paragraph" style:parent-style-name="To_20_be_20_removed" style:list-style-name="L1"/>
    <style:style style:name="P6" style:family="paragraph" style:parent-style-name="To_20_be_20_removed" style:list-style-name="L1"/>
    <style:style style:name="P7" style:family="paragraph" style:parent-style-name="To_20_be_20_removed" style:list-style-name="L2"/>
    <style:style style:name="P8" style:family="paragraph" style:parent-style-name="To_20_be_20_removed" style:list-style-name="L2"/>
    <style:style style:name="P9" style:family="paragraph" style:parent-style-name="To_20_be_20_removed" style:list-style-name="L2"/>
    <style:style style:name="P10" style:family="paragraph" style:parent-style-name="To_20_be_20_removed" style:list-style-name="L2"/>
    <style:style style:name="P11" style:family="paragraph" style:parent-style-name="To_20_be_20_removed" style:list-style-name="L2"/>
    <style:style style:name="P12" style:family="paragraph" style:parent-style-name="To_20_be_20_removed" style:list-style-name="L2"/>
    <style:style style:name="P13" style:family="paragraph" style:parent-style-name="To_20_be_20_removed" style:list-style-name="L2"/>
    <style:style style:name="P14" style:family="paragraph" style:parent-style-name="To_20_be_20_removed" style:list-style-name="L2"/>
    <style:style style:name="P15" style:family="paragraph" style:parent-style-name="To_20_be_20_removed" style:list-style-name="L3"/>
    <style:style style:name="P16" style:family="paragraph" style:parent-style-name="To_20_be_20_removed" style:list-style-name="L3"/>
    <style:style style:name="P17" style:family="paragraph" style:parent-style-name="To_20_be_20_removed" style:list-style-name="L3"/>
    <style:style style:name="P18" style:family="paragraph" style:parent-style-name="To_20_be_20_removed" style:list-style-name="L4"/>
    <style:style style:name="P19" style:family="paragraph" style:parent-style-name="To_20_be_20_removed" style:list-style-name="L4"/>
    <style:style style:name="P20" style:family="paragraph" style:parent-style-name="To_20_be_20_removed" style:list-style-name="L4"/>
    <style:style style:name="P21" style:family="paragraph" style:parent-style-name="To_20_be_20_removed" style:list-style-name="L5"/>
    <style:style style:name="P22" style:family="paragraph" style:parent-style-name="To_20_be_20_removed" style:list-style-name="L2"/>
    <style:style style:name="P23" style:family="paragraph" style:parent-style-name="Code">
      <style:paragraph-properties fo:margin-left="0in" fo:margin-right="0in" fo:text-indent="0in" style:auto-text-indent="false"/>
    </style:style>
    <style:style style:name="P24" style:family="paragraph" style:parent-style-name="Text_20_body" style:list-style-name="L6"/>
    <style:style style:name="P25" style:family="paragraph" style:parent-style-name="Text_20_body" style:list-style-name="L6"/>
    <style:style style:name="P26" style:family="paragraph" style:parent-style-name="Text_20_body" style:list-style-name="L6"/>
    <style:style style:name="P27" style:family="paragraph" style:parent-style-name="Text_20_body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6">
        <text:list-item>
          <text:p text:style-name="P24"><text:span text:style-name="T2">понятность программного кода,</text:span></text:p>
        </text:list-item>
        <text:list-item>
          <text:p text:style-name="P24"><text:span text:style-name="T2">модульность и повторное использование модулей,</text:span></text:p>
        </text:list-item>
        <text:list-item>
          <text:p text:style-name="P24"><text:span text:style-name="T2">разделение уровней абстракции (слоев) в системе,</text:span></text:p>
        </text:list-item>
        <text:list-item>
          <text:p text:style-name="P24"><text:span text:style-name="T2">расширяемость.</text:span>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Text_20_body"><text:span text:style-name="T2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span></text:p>
      <text:p text:style-name="Text_20_body"><text:span text:style-name="T2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span></text:p>
      <text:p text:style-name="Text_20_body"><text:span text:style-name="T2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span></text:p>
      <text:p text:style-name="Text_20_body"><text:span text:style-name="T2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span></text:p>
      <text:p text:style-name="Text_20_body"><text:span text:style-name="T2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span></text:p>
      <text:h text:style-name="Heading_20_3" text:outline-level="3">Что мы предлагаем</text:h>
      <text:p text:style-name="Text_20_body"><text:span text:style-name="T2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span></text:p>
      <text:p text:style-name="Text_20_body"><text:span text:style-name="T2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span>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а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различ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Text_20_body"><text:span text:style-name="T2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span>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. Поскольку стандартизированный синтаксис EBNF представляется нам недостаточно легко читаемым, в настоящей работе мы будем использовать нотацию, проиллюстрированную ниже:</text:p>
      <text:p text:style-name="P23"><text:tab/>Rule -&gt; NontermSpec '-&gt;' SymbolSpec* ';' ;</text:p>
      <text:p text:style-name="Text_20_body">Здесь символ '*' обозначает ноль или более повторений (в стандартной нотации используются фигурные скобки), знак '-&gt;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P23"><text:tab/>Terminal -&gt; id | quotedCharacters;</text:p>
      <text:p text:style-name="P23"><text:tab/>AttributeList -&gt; Attribute (',' Attribute)* ;</text:p>
      <text:p text:style-name="Text_20_body">Именованные терминалы называются со строчной буквы, знак '|' обозначает альтернативу, а круглые скобки позволяют сгруппировать несколько символов (как в стандартной нотации)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Text_20_body"><text:span text:style-name="T2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span>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2">
        <text:list-item text:start-value="1">
          <text:p text:style-name="P7"><text:soft-page-break/>по метаданным (на совпадение)</text:p>
        </text:list-item>
      </text:list>
      <text:p text:style-name="To_20_be_20_removed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p text:style-name="Text_20_body"/>
      <text:h text:style-name="Heading_20_2" text:outline-level="2">Преобразования</text:h>
      <text:p text:style-name="To_20_be_20_removed"><text:tab/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15">На пустоту</text:p>
        </text:list-item>
        <text:list-item>
          <text:p text:style-name="P15">На непустоту</text:p>
        </text:list-item>
        <text:list-item>
          <text:p text:style-name="P15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4">
        <text:list-item>
          <text:p text:style-name="P18">пространство объектов с первичными ключами</text:p>
        </text:list-item>
        <text:list-item>
          <text:p text:style-name="P18">операторы rule ... -&gt; и rule ... |&gt; для определения правила и добавления альтернативы</text:p>
        </text:list-item>
        <text:list-item>
          <text:p text:style-name="P18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list text:style-name="L5">
        <text:list-item>
          <text:p text:style-name="P21">С возможностью сообщать об ошибках</text:p>
        </text:list-item>
      </text:list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<text:soft-page-break/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<text:soft-page-break/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soft-page-break/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<text:soft-page-break/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1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5T12:51:44</dc:date>
    <meta:editing-cycles>155</meta:editing-cycles>
    <meta:editing-duration>P2DT11H48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99" meta:word-count="1606" meta:character-count="13151"/>
  </office:meta>
</office:document-meta>
</file>